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weight="normal" officeooo:rsid="0008406c" officeooo:paragraph-rsid="0008406c" style:font-weight-asian="normal" style:font-weight-complex="normal"/>
    </style:style>
    <style:style style:name="P2" style:family="paragraph" style:parent-style-name="Standard">
      <style:text-properties fo:font-weight="normal" officeooo:rsid="000bd4a6" officeooo:paragraph-rsid="000bd4a6" style:font-weight-asian="normal" style:font-weight-complex="normal"/>
    </style:style>
    <style:style style:name="P3" style:family="paragraph" style:parent-style-name="Standard">
      <style:text-properties fo:font-size="16pt" fo:font-weight="bold" officeooo:rsid="0008406c" officeooo:paragraph-rsid="0008406c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8406c" officeooo:paragraph-rsid="0008406c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9e7b1" officeooo:paragraph-rsid="0009e7b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8406c" officeooo:paragraph-rsid="0008406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8406c" officeooo:paragraph-rsid="0008eb6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8eb65" officeooo:paragraph-rsid="0008eb6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9e7b1" officeooo:paragraph-rsid="0009e7b1" style:font-weight-asian="normal" style:font-weight-complex="normal"/>
    </style:style>
    <style:style style:name="P10" style:family="paragraph" style:parent-style-name="Standard">
      <style:text-properties fo:font-style="italic" style:text-underline-style="none" fo:font-weight="normal" officeooo:rsid="0008406c" officeooo:paragraph-rsid="0008eb6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none" fo:font-weight="normal" officeooo:rsid="0008eb65" officeooo:paragraph-rsid="0008eb65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09e7b1" officeooo:paragraph-rsid="0009e7b1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e7b1" style:font-style-asian="normal" style:font-style-complex="normal"/>
    </style:style>
    <style:style style:name="T4" style:family="text">
      <style:text-properties officeooo:rsid="0008e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e parsing</text:p>
      <text:p text:style-name="P1">The read-in functions only pay attention to lines featuring a colon “:”.</text:p>
      <text:p text:style-name="P1">The text before the colon is interpreted as the variable name, the text after interpreted as the value.</text:p>
      <text:p text:style-name="P1">The program will attempt to save any value first as an integer, then as a float, then as a string.</text:p>
      <text:p text:style-name="P1">Any line not containing a colon is ignored; the preceding marks on these lines are just to aid readability in distinguishing them from variable definitions.</text:p>
      <text:p text:style-name="P1"/>
      <text:p text:style-name="P3">Variables</text:p>
      <text:p text:style-name="P4">Technical</text:p>
      <text:p text:style-name="P2"><text:span text:style-name="T1">version</text:span><text:span text:style-name="T2">: specifies which set of interchangeable modules are useded via import-profiles.</text:span></text:p>
      <text:p text:style-name="P1"><text:span text:style-name="T1"/></text:p>
      <text:p text:style-name="P1"><text:span text:style-name="T1">threads</text:span>: defines the number of threads run in each block on the GPU.</text:p>
      <text:p text:style-name="P1"/>
      <text:p text:style-name="P1"><text:span text:style-name="T1">spikes_sought</text:span>: defines the minimum number of firing events the program will calculated. <text:s/>Due to the possibility of simultaneous or nigh-simultaneous firing events, the actual number found may exceed this number.</text:p>
      <text:p text:style-name="P1"/>
      <text:p text:style-name="P12">leniency_threshold<text:span text:style-name="T2">: if </text:span>T<text:span text:style-name="T2"> is time until the first neuron fires, any neuron with a personal firing time </text:span>t<text:span text:style-name="T2"> &lt; </text:span>T<text:span text:style-name="T2"> * (1 + leniency_threshold) will be consider as firing to prevent interference between simultaneous or nigh-simultaneous events.</text:span></text:p>
      <text:p text:style-name="P12"><text:span text:style-name="T2"/></text:p>
      <text:p text:style-name="P12">error_bound<text:span text:style-name="T2">: the level precision required from the numerical root-finding scheme before it will accept and return a result.</text:span></text:p>
      <text:p text:style-name="P12"><text:span text:style-name="T2"/></text:p>
      <text:p text:style-name="P1"/>
      <text:p text:style-name="P4">Dimensional</text:p>
      <text:p text:style-name="P6"><text:span text:style-name="T1">neuron_count_x</text:span>,<text:span text:style-name="T2"> </text:span><text:span text:style-name="T1">neuron_count_y</text:span>, <text:span text:style-name="T1">neuron_count_z</text:span>: in this program the neurons are arranged in a grid-like pattern. <text:s/>These three variables determine how many neurons wide the grid is in the first, second and third dimensions.</text:p>
      <text:p text:style-name="P7"><text:tab/>Additionally, these values are used to determine the dimension of the grid. <text:s/><text:span text:style-name="T4">The program reads these variables in order and stops when it encounters a size less than or equal to 1, then uses only the previously-read variables to set up its grid. <text:s/>For example, (x, y, z) = (1000, 1000, 1) will get you a 2D grid, but (x, y, z) = (1000, 1, 1000) will ignore the z value and only give you a 1D grid. <text:s/>(A zero-dimensional grid is a single point.)</text:span></text:p>
      <text:p text:style-name="P6"/>
      <text:p text:style-name="P11">dx<text:span text:style-name="T2">, </text:span>dy<text:span text:style-name="T2">, </text:span>dz<text:span text:style-name="T2">: determines the spacing between neurons along each axis.</text:span></text:p>
      <text:p text:style-name="P11"><text:span text:style-name="T2"/></text:p>
      <text:p text:style-name="P10">even_offset_yx<text:span text:style-name="T2">, </text:span>even_offset_zx<text:span text:style-name="T2">, </text:span>even_offset_zy<text:span text:style-name="T2">: </text:span><text:span text:style-name="T3">to allow for the creation of hexagonal-type grids, you can shift every even layer by a custom amount.</text:span></text:p>
      <text:p text:style-name="P10"><text:span text:style-name="T3"><text:tab/>For example, “even_offset_yx = 0.1” means “move along the y axis, and every second grid layer you pass through, move it 0.1 units in the positive x direction”.</text:span></text:p>
      <text:p text:style-name="P10"><text:span text:style-name="T3"><text:tab/>You can only move layers in the positive directions. <text:s/>The absolute value of inputs is used, so negative values will be made positive.</text:span></text:p>
      <text:p text:style-name="P10"><text:span text:style-name="T3"/></text:p>
      <text:p text:style-name="P10"><text:span text:style-name="T3"/></text:p>
      <text:p text:style-name="P5"><text:span text:style-name="T2">Equation parameters</text:span></text:p>
      <text:p text:style-name="P9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18:06:39.737000000</meta:creation-date>
    <meta:generator>LibreOffice/7.2.7.2$Windows_X86_64 LibreOffice_project/8d71d29d553c0f7dcbfa38fbfda25ee34cce99a2</meta:generator>
    <dc:date>2022-08-09T20:14:40.810000000</dc:date>
    <meta:editing-duration>PT1H30M1S</meta:editing-duration>
    <meta:editing-cycles>1</meta:editing-cycles>
    <meta:document-statistic meta:table-count="0" meta:image-count="0" meta:object-count="0" meta:page-count="1" meta:paragraph-count="20" meta:word-count="391" meta:character-count="2388" meta:non-whitespace-character-count="2008"/>
  </office:meta>
</office:document-meta>
</file>